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281cm" style:rel-column-width="12648*"/>
    </style:style>
    <style:style style:name="Table2.B" style:family="table-column">
      <style:table-column-properties style:column-width="13.718cm" style:rel-column-width="52887*"/>
    </style:style>
    <style:style style:name="Table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49cm" fo:border="0.002cm solid #000000"/>
    </style:style>
    <style:style style:name="Table2.A2" style:family="table-cell">
      <style:table-cell-properties fo:padding="0.049cm" fo:border-left="0.002cm solid #000000" fo:border-right="none" fo:border-top="none" fo:border-bottom="0.002cm solid #000000"/>
    </style:style>
    <style:style style:name="Table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1" style:family="table">
      <style:table-properties style:width="16.999cm" fo:break-before="auto" fo:break-after="auto" table:align="margins"/>
    </style:style>
    <style:style style:name="Table1.A" style:family="table-column">
      <style:table-column-properties style:column-width="8.497cm" style:rel-column-width="4817*"/>
    </style:style>
    <style:style style:name="Table1.B" style:family="table-column">
      <style:table-column-properties style:column-width="8.502cm" style:rel-column-width="4820*"/>
    </style:style>
    <style:style style:name="Table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49cm" fo:border="0.002cm solid #000000"/>
    </style:style>
    <style:style style:name="Table1.A2" style:family="table-cell">
      <style:table-cell-properties fo:padding="0.049cm" fo:border-left="0.002cm solid #000000" fo:border-right="none" fo:border-top="none" fo:border-bottom="0.002cm solid #000000"/>
    </style:style>
    <style:style style:name="Table1.B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7" style:family="paragraph" style:parent-style-name="Text_20_body" style:list-style-name="L1"/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ff"/>
    </style:style>
    <style:style style:name="T6" style:family="text">
      <style:text-properties fo:color="#0000ff" fo:font-style="normal" style:font-style-asian="normal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Lucida Console1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style-asian="italic"/>
    </style:style>
    <style:style style:name="T12" style:family="text">
      <style:text-properties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Export XML Data File Format</text:p>
      <text:p text:style-name="Text_20_body">User defined snippets can be exported from the program for importing into another program or for submitting to the online database. Exported data is stored in a single XML file.</text:p>
      <text:p text:style-name="Text_20_body">There are five different file formats. Each format has a version number from 1 to 5. Files are UTF-8 encoded. with no byte order mark.</text:p>
      <text:h text:style-name="Heading_20_1" text:outline-level="1">Differences between file forma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Version 1</text:p>
          </table:table-cell>
          <table:table-cell table:style-name="Table2.B1" office:value-type="string">
            <text:p text:style-name="Text_20_body">First version of file.</text:p>
          </table:table-cell>
        </table:table-row>
        <table:table-row>
          <table:table-cell table:style-name="Table2.A2" office:value-type="string">
            <text:p text:style-name="Text_20_body">Version 2</text:p>
          </table:table-cell>
          <table:table-cell table:style-name="Table2.B2" office:value-type="string">
            <text:p text:style-name="Text_20_body">The following tags are <text:s/>no longer supported</text:p>
            <text:list xml:id="list22371850" text:style-name="L1">
              <text:list-item>
                <text:p text:style-name="P7">codesnip-export/routines/routine/<text:span text:style-name="T2">comments</text:span></text:p>
              </text:list-item>
              <text:list-item>
                <text:p text:style-name="P7">codesnip-export/routines/routine/<text:span text:style-name="T2">credits</text:span></text:p>
              </text:list-item>
              <text:list-item>
                <text:p text:style-name="P7">codesnip-export/routines/routine/<text:span text:style-name="T2">credits-url</text:span></text:p>
              </text:list-item>
            </text:list>
            <text:p text:style-name="Text_20_body">The following tag was introduced:</text:p>
            <text:list xml:id="list31472379" text:continue-numbering="true" text:style-name="L1">
              <text:list-item>
                <text:p text:style-name="P7">codesnip-export/routines/routine/<text:span text:style-name="T2">extra</text:span></text:p>
              </text:list-item>
            </text:list>
            <text:p text:style-name="Text_20_body">The markup stored in the <text:span text:style-name="T2">extra</text:span><text:span text:style-name="T4"> tag is REML v1.</text:span></text:p>
            <text:p text:style-name="Text_20_body"><text:span text:style-name="T9">Note: </text:span>Readers of version 1 files must generate REML markup from the <text:span text:style-name="T2">comments</text:span>, <text:span text:style-name="T2">credits</text:span> and <text:span text:style-name="T2">credits-url</text:span> tags to mimic the data normally provided by the <text:span text:style-name="T2">extra</text:span> tag.</text:p>
          </table:table-cell>
        </table:table-row>
        <table:table-row>
          <table:table-cell table:style-name="Table2.A2" office:value-type="string">
            <text:p text:style-name="Text_20_body">Version 3</text:p>
          </table:table-cell>
          <table:table-cell table:style-name="Table2.B2" office:value-type="string">
            <text:p text:style-name="Text_20_body">The following tag is no longer supported:</text:p>
            <text:list xml:id="list31468906" text:continue-numbering="true" text:style-name="L1">
              <text:list-item>
                <text:p text:style-name="P7">codesnip-export/routines/routine/<text:span text:style-name="T2">standard-format</text:span></text:p>
              </text:list-item>
            </text:list>
            <text:p text:style-name="Text_20_body">The following tag was introduced:</text:p>
            <text:list xml:id="list31455097" text:continue-numbering="true" text:style-name="L1">
              <text:list-item>
                <text:p text:style-name="P7">codesnip-export/routines/routine/<text:span text:style-name="T2">kind</text:span></text:p>
              </text:list-item>
            </text:list>
            <text:p text:style-name="P4">Note:<text:span text:style-name="T10"> Readers of v1 and v2 files should map a </text:span><text:span text:style-name="T3">standard-format</text:span><text:span text:style-name="T10"> value of 0 to a </text:span><text:span text:style-name="T3">kind</text:span><text:span text:style-name="T10"> of “freeform” and a </text:span><text:span text:style-name="T3">standard-format</text:span><text:span text:style-name="T10"> value of 1 to a </text:span><text:span text:style-name="T3">kind</text:span><text:span text:style-name="T10"> of “routine”.</text:span></text:p>
            <text:p text:style-name="Text_20_body">The version of REML supported by the codesnip-export/routines/routine/<text:span text:style-name="T2">extra</text:span><text:span text:style-name="T4"> tag was updated to v2.</text:span></text:p>
          </table:table-cell>
        </table:table-row>
        <table:table-row>
          <table:table-cell table:style-name="Table2.A2" office:value-type="string">
            <text:p text:style-name="Text_20_body">Version 4</text:p>
          </table:table-cell>
          <table:table-cell table:style-name="Table2.B2" office:value-type="string">
            <text:p text:style-name="Text_20_body">The version of REML supported by the codesnip-export/routines/routine/<text:span text:style-name="T2">extra</text:span><text:span text:style-name="T4"> tag was updated to v3.</text:span></text:p>
          </table:table-cell>
        </table:table-row>
        <table:table-row>
          <table:table-cell table:style-name="Table2.A2" office:value-type="string">
            <text:p text:style-name="Text_20_body">Version 5</text:p>
          </table:table-cell>
          <table:table-cell table:style-name="Table2.B2" office:value-type="string">
            <text:p text:style-name="Text_20_body">The file encoding was explicitly set to “UTF-8”. by setting the <text:span text:style-name="T2">encoding</text:span><text:span text:style-name="T4"> attribute of the XML processing instruction to this value.</text:span></text:p>
            <text:p text:style-name="Text_20_body"><text:span text:style-name="T4">The value of the codesnip-export/routines/</text:span><text:span text:style-name="T2">routine</text:span><text:span text:style-name="T4"> tag's </text:span><text:span text:style-name="T2">name</text:span><text:span text:style-name="T4"> attribute, along with the value of any tag that represents a snippet name, can now begin with any character that is a valid first character of a Unicode Pascal identifier. Previously the first character of the attribute had to be one of 'A'..'Z', 'a'..'z' or '_'.</text:span></text:p>
          </table:table-cell>
        </table:table-row>
      </table:table>
      <text:h text:style-name="Heading_20_1" text:outline-level="1"><text:soft-page-break/>Supported XML Tags</text:h>
      <text:p text:style-name="Text_20_body">Each XML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File_20_Content">&lt;?xml?&gt;</text:p>
          </table:table-cell>
          <table:table-cell table:style-name="Table1.B2" office:value-type="string">
            <text:p text:style-name="Text_20_body">XML processing instruction.</text:p>
            <text:p text:style-name="Text_20_body">Attributes are:</text:p>
            <text:p text:style-name="P1">version<text:span text:style-name="T4">: XML version. Always set to “1.0”.</text:span></text:p>
            <text:p text:style-name="P1">encoding<text:span text:style-name="T4">: Character encoding for XML file.</text:span></text:p>
            <text:p text:style-name="P6"><text:span text:style-name="T6">versions 1..4</text:span><text:span text:style-name="T4">: Attribute not provided.</text:span></text:p>
            <text:p text:style-name="P6"><text:span text:style-name="T6">version 5</text:span><text:span text:style-name="T4">: Always set to “UTF-8”.</text:span></text:p>
          </table:table-cell>
        </table:table-row>
        <table:table-row>
          <table:table-cell table:style-name="Table1.A2" office:value-type="string">
            <text:p text:style-name="File_20_Content">&lt;codesnip-export&gt;</text:p>
          </table:table-cell>
          <table:table-cell table:style-name="Table1.B2" office:value-type="string">
            <text:p text:style-name="Text_20_body">Parent node for whole file.</text:p>
            <text:p text:style-name="Text_20_body">Attributes are:</text:p>
            <text:p text:style-name="Text_20_body"><text:span text:style-name="T2">watermark</text:span>: Identifies file as correct type – always set <text:span text:style-name="T7">to </text:span><text:span text:style-name="Source_20_Text"><text:span text:style-name="T7">B46969D4-D367-4F5F-833E-F165FBA78631</text:span></text:span></text:p>
            <text:p text:style-name="Text_20_body"><text:span text:style-name="T2">version</text:span>: Identifies version of file. Determines which tags are valid and rules concerning content. Valid versions are 1..5.</text:p>
          </table:table-cell>
        </table:table-row>
        <table:table-row>
          <table:table-cell table:style-name="Table1.A2" office:value-type="string">
            <text:p text:style-name="File_20_Content"><text:s text:c="2"/>&lt;prog-version&gt;</text:p>
          </table:table-cell>
          <table:table-cell table:style-name="Table1.B2" office:value-type="string">
            <text:p text:style-name="Text_20_body">Version of program that generated the file, as a dotted quad with format N.N.N.N where N is a non-negative integer.</text:p>
          </table:table-cell>
        </table:table-row>
        <table:table-row>
          <table:table-cell table:style-name="Table1.A2" office:value-type="string">
            <text:p text:style-name="File_20_Content"><text:s text:c="2"/>&lt;user-info&gt;</text:p>
          </table:table-cell>
          <table:table-cell table:style-name="Table1.B2" office:value-type="string">
            <text:p text:style-name="Text_20_body">Contains information about user who created the file (omitted for normal exports – included for submissions to the online database).</text:p>
          </table:table-cell>
        </table:table-row>
        <table:table-row>
          <table:table-cell table:style-name="Table1.A2" office:value-type="string">
            <text:p text:style-name="File_20_Content"><text:s text:c="4"/>&lt;name&gt;</text:p>
          </table:table-cell>
          <table:table-cell table:style-name="Table1.B2" office:value-type="string">
            <text:p text:style-name="Text_20_body">User name.</text:p>
          </table:table-cell>
        </table:table-row>
        <table:table-row>
          <table:table-cell table:style-name="Table1.A2" office:value-type="string">
            <text:p text:style-name="File_20_Content"><text:s text:c="4"/>&lt;email&gt;</text:p>
          </table:table-cell>
          <table:table-cell table:style-name="Table1.B2" office:value-type="string">
            <text:p text:style-name="Text_20_body">User's email address.</text:p>
          </table:table-cell>
        </table:table-row>
        <table:table-row>
          <table:table-cell table:style-name="Table1.A2" office:value-type="string">
            <text:p text:style-name="File_20_Content"><text:s text:c="4"/>&lt;comments&gt;</text:p>
          </table:table-cell>
          <table:table-cell table:style-name="Table1.B2" office:value-type="string">
            <text:p text:style-name="Text_20_body">Any comments provided by user.</text:p>
          </table:table-cell>
        </table:table-row>
        <table:table-row>
          <table:table-cell table:style-name="Table1.A2" office:value-type="string">
            <text:p text:style-name="File_20_Content"><text:s text:c="2"/>&lt;routines&gt;</text:p>
          </table:table-cell>
          <table:table-cell table:style-name="Table1.B2" office:value-type="string">
            <text:p text:style-name="Text_20_body">Contains a list of all exported snippets.</text:p>
          </table:table-cell>
        </table:table-row>
        <table:table-row>
          <table:table-cell table:style-name="Table1.A2" office:value-type="string">
            <text:p text:style-name="File_20_Content"><text:s text:c="4"/>&lt;routine&gt;</text:p>
          </table:table-cell>
          <table:table-cell table:style-name="Table1.B2" office:value-type="string">
            <text:p text:style-name="Text_20_body">Contains information about an exported snippet. One per snippet.</text:p>
            <text:p text:style-name="Text_20_body">Attribute is:</text:p>
            <text:p text:style-name="P1">name<text:span text:style-name="T4">: name of snippet.</text:span></text:p>
            <text:p text:style-name="P6"><text:span text:style-name="T6">versions 1..4</text:span><text:span text:style-name="T4">: Name must begin with an English language letter or the underscore.</text:span></text:p>
            <text:p text:style-name="P6"><text:span text:style-name="T6">version 5</text:span><text:span text:style-name="T4">: Name can begin with any character that is valid as the first character of a Unicode Pascal identifier.</text:span></text:p>
          </table:table-cell>
        </table:table-row>
        <table:table-row>
          <table:table-cell table:style-name="Table1.A2" office:value-type="string">
            <text:p text:style-name="File_20_Content"><text:s text:c="6"/>&lt;description&gt;</text:p>
          </table:table-cell>
          <table:table-cell table:style-name="Table1.B2" office:value-type="string">
            <text:p text:style-name="Text_20_body">Description of snippet</text:p>
          </table:table-cell>
        </table:table-row>
        <text:soft-page-break/>
        <table:table-row>
          <table:table-cell table:style-name="Table1.A2" office:value-type="string">
            <text:p text:style-name="File_20_Content"><text:s text:c="6"/>&lt;source-code-text&gt;</text:p>
          </table:table-cell>
          <table:table-cell table:style-name="Table1.B2" office:value-type="string">
            <text:p text:style-name="Text_20_body">Snippet source code.</text:p>
          </table:table-cell>
        </table:table-row>
        <table:table-row>
          <table:table-cell table:style-name="Table1.A2" office:value-type="string">
            <text:p text:style-name="File_20_Content"><text:s text:c="6"/>&lt;comments&gt;</text:p>
          </table:table-cell>
          <table:table-cell table:style-name="Table1.B2" office:value-type="string">
            <text:p text:style-name="Text_20_body"><text:span text:style-name="T5">version 1</text:span>: Additional comments about snippets.</text:p>
            <text:p text:style-name="Text_20_body"><text:span text:style-name="T5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credits&gt;</text:p>
          </table:table-cell>
          <table:table-cell table:style-name="Table1.B2" office:value-type="string">
            <text:p text:style-name="Text_20_body"><text:span text:style-name="T5">version 1</text:span>: Credits for snippets. May contain a single piece of text, delimited by “[“ and “]” that can form a hyperlink. URL for hyperlink provided in <text:span text:style-name="Source_20_Text">&lt;credits-url&gt;</text:span>. </text:p>
            <text:p text:style-name="Text_20_body"><text:span text:style-name="T5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credits-url&gt;</text:p>
          </table:table-cell>
          <table:table-cell table:style-name="Table1.B2" office:value-type="string">
            <text:p text:style-name="Text_20_body"><text:span text:style-name="T5">version 1</text:span>: URL required by <text:span text:style-name="Source_20_Text">&lt;credits&gt;</text:span> tag. Present only if <text:span text:style-name="Source_20_Text">&lt;credits&gt;</text:span> requires a hyperlink.</text:p>
            <text:p text:style-name="Text_20_body"><text:span text:style-name="T5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extra&gt;</text:p>
          </table:table-cell>
          <table:table-cell table:style-name="Table1.B2" office:value-type="string">
            <text:p text:style-name="Text_20_body"><text:span text:style-name="T5">version 1</text:span>: Not supported.</text:p>
            <text:p text:style-name="Text_20_body"><text:span text:style-name="T5">version 2 and later</text:span>: Additional information about a snippet. Content is REML markup.</text:p>
            <text:p text:style-name="P5"><text:span text:style-name="T5">version 2</text:span>: indicates REML v1<text:line-break/><text:span text:style-name="T5">version 3</text:span>: indicates REML v2<text:line-break/><text:span text:style-name="T5">versions 4 and 5: </text:span><text:s/>indicates REML v3.</text:p>
          </table:table-cell>
        </table:table-row>
        <table:table-row>
          <table:table-cell table:style-name="Table1.A2" office:value-type="string">
            <text:p text:style-name="File_20_Content"><text:s text:c="6"/>&lt;standard-format&gt;</text:p>
          </table:table-cell>
          <table:table-cell table:style-name="Table1.B2" office:value-type="string">
            <text:p text:style-name="Text_20_body"><text:span text:style-name="T5">versions 1 and 2</text:span>: Flag indicating if snippet is in “standard format”. Value of 1 indicates true and 0 indicates false. </text:p>
            <text:p text:style-name="Text_20_body"><text:span text:style-name="T5">version 3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kind&gt;</text:p>
          </table:table-cell>
          <table:table-cell table:style-name="Table1.B2" office:value-type="string">
            <text:p text:style-name="Text_20_body"><text:span text:style-name="T5">versions 1 and 2</text:span>: Not supported.</text:p>
            <text:p text:style-name="Text_20_body"><text:span text:style-name="T5">version 3 and later</text:span>: Value indicating kind of snippet. Permissible values are: “freeform”, “routine”, “type” &amp; “snippet”.</text:p>
          </table:table-cell>
        </table:table-row>
        <table:table-row>
          <table:table-cell table:style-name="Table1.A2" office:value-type="string">
            <text:p text:style-name="File_20_Content"><text:s text:c="6"/>&lt;compiler-results&gt;</text:p>
          </table:table-cell>
          <table:table-cell table:style-name="Table1.B2" office:value-type="string">
            <text:p text:style-name="Text_20_body">Contains a list of compile results for the snippet.</text:p>
          </table:table-cell>
        </table:table-row>
        <table:table-row>
          <table:table-cell table:style-name="Table1.A2" office:value-type="string">
            <text:p text:style-name="File_20_Content"><text:s text:c="8"/>&lt;compiler-result&gt;</text:p>
          </table:table-cell>
          <table:table-cell table:style-name="Table1.B2" office:value-type="string">
            <text:p text:style-name="Text_20_body">Entry for each known compile result. Attribute is:</text:p>
            <text:p text:style-name="P1">id<text:span text:style-name="T4">: identifies compiler – one of “d2”, “d3”, “d4”, “d5”, “d6”, “'d7”', “d2005”, “d2006”, “d2007”, “d2009”, “d2010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2" office:value-type="string">
            <text:p text:style-name="File_20_Content"><text:s text:c="6"/>&lt;units&gt;</text:p>
          </table:table-cell>
          <table:table-cell table:style-name="Table1.B2" office:value-type="string">
            <text:p text:style-name="Text_20_body">List of required uni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unit within unit list.</text:p>
            <text:p text:style-name="Text_20_body">Must be a valid Pascal identifier.</text:p>
          </table:table-cell>
        </table:table-row>
        <table:table-row>
          <table:table-cell table:style-name="Table1.A2" office:value-type="string">
            <text:p text:style-name="File_20_Content"><text:s text:c="6"/>&lt;depends&gt;</text:p>
          </table:table-cell>
          <table:table-cell table:style-name="Table1.B2" office:value-type="string">
            <text:p text:style-name="Text_20_body">List of required snippe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snippet within depends list.</text:p>
            <text:p text:style-name="P9"><text:soft-page-break/><text:span text:style-name="T6">versions 1..4</text:span><text:span text:style-name="T4">: Name must begin with an English language letter or the underscore.</text:span></text:p>
            <text:p text:style-name="P8"><text:span text:style-name="T6">version 5</text:span><text:span text:style-name="T4">: Name can begin with any character that is valid as the first character of a Unicode Pascal identifier.</text:span></text:p>
          </table:table-cell>
        </table:table-row>
        <table:table-row>
          <table:table-cell table:style-name="Table1.A2" office:value-type="string">
            <text:p text:style-name="File_20_Content"><text:s text:c="6"/>&lt;xref&gt;</text:p>
          </table:table-cell>
          <table:table-cell table:style-name="Table1.B2" office:value-type="string">
            <text:p text:style-name="Text_20_body">List of cross-referenced snippe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snippet within cross-reference list.</text:p>
            <text:p text:style-name="P9"><text:span text:style-name="T6">versions 1..4</text:span><text:span text:style-name="T4">: Name must begin with an English language letter or the underscore.</text:span></text:p>
            <text:p text:style-name="P8"><text:span text:style-name="T6">version 5</text:span><text:span text:style-name="T4">: Name can begin with any character that is valid as the first character of a Unicode Pascal identifier.</text:span>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9 Nov 10</text:modification-date> <text:modification-time style:data-style-name="N40">11:35</text:modification-time><text:tab/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0-11-29T11:35:19.72</dc:date>
    <dc:creator>Peter Johnson</dc:creator>
    <meta:editing-duration>PT20H32M50S</meta:editing-duration>
    <meta:editing-cycles>44</meta:editing-cycles>
    <meta:generator>OpenOffice.org/3.0$Win32 OpenOffice.org_project/300m15$Build-9379</meta:generator>
    <meta:document-statistic meta:table-count="2" meta:image-count="0" meta:object-count="0" meta:page-count="4" meta:paragraph-count="108" meta:word-count="842" meta:character-count="5373"/>
    <meta:user-defined meta:name="Info 1"/>
    <meta:user-defined meta:name="Info 2"/>
    <meta:user-defined meta:name="Info 3"/>
    <meta:user-defined meta:name="Info 4"/>
  </office:meta>
</office:document-meta>
</file>